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color="#f9f9f9" style:font-name="Monospace" fo:font-size="10pt" style:font-name-asian="Monospace" style:font-size-asian="10pt" style:font-name-complex="Monospace" style:font-size-complex="10pt"/>
    </style:style>
    <style:style style:name="T2" style:family="text">
      <style:text-properties fo:font-weight="bold" style:font-weight-asian="bold" style:font-weight-complex="bold"/>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pperDao tutorial</text:h>
      <text:p text:style-name="Standard"/>
      <text:p text:style-name="Standard">We will create a product catalogue and map it to the database tables using mapperdao. We will start with a simple domain model and tables and extend it as it goes.</text:p>
      <text:p text:style-name="Standard"/>
      <text:h text:style-name="Heading_20_3" text:outline-level="3">Creating the model</text:h>
      <text:p text:style-name="Standard">For an online shop, we need to store product information into the database and be able to load those into domain classes. But initially we need a DataSource to configure mapperDao. For this example we will use apache dbcp to create a connection pool and the DataSource:</text:p>
      <text:p text:style-name="Standard"><text:span text:style-name="Example"/></text:p>
      <text:p text:style-name="Standard"><text:span text:style-name="Example">val properties = new Properties</text:span></text:p>
      <text:p text:style-name="Standard"><text:span text:style-name="Example">properties.load(getClass.getResourceAsStream("/jdbc.properties"))</text:span></text:p>
      <text:p text:style-name="Standard"><text:span text:style-name="Example">val dataSource = BasicDataSourceFactory.createDataSource(properties)</text:span></text:p>
      <text:p text:style-name="Standard"><text:span text:style-name="Example"/></text:p>
      <text:p text:style-name="Standard">We can now configure mapperDao:</text:p>
      <text:p text:style-name="Standard"/>
      <text:p text:style-name="Standard"><text:span text:style-name="Example">val entities = List(ProductEntity)</text:span></text:p>
      <text:p text:style-name="Standard"><text:span text:style-name="Example">val (jdbc, mapperDao, queryDao) = Setup(“postgresql”, dataSource, entities)</text:span></text:p>
      <text:p text:style-name="Standard"><text:span text:style-name="Example">val txM = Transaction.transactionManager(jdbc)</text:span></text:p>
      <text:p text:style-name="Standard"><text:span text:style-name="Example"/></text:p>
      <text:p text:style-name="Standard">jdbc:Jdbc can be used to query/update the database with sql/ddl. mapperDao:MapperDao can be used to insert/update/select/delete entities and queryDao to query for entities. TxM:PlatformTransactionManager takes care of transactions.</text:p>
      <text:p text:style-name="Standard"/>
      <text:p text:style-name="Standard">Our initial model will start simple, lets map just the Product entity and later on we'll do more than that.</text:p>
      <text:p text:style-name="Standard"/>
      <text:p text:style-name="Standard"><text:span text:style-name="Example">case class Product(</text:span></text:p>
      <text:p text:style-name="Standard"><text:span text:style-name="Example"><text:tab/><text:tab/>val title: String,</text:span></text:p>
      <text:p text:style-name="Standard"><text:span text:style-name="Example"><text:tab/><text:tab/>val description: String)</text:span></text:p>
      <text:p text:style-name="Standard"><text:span text:style-name="Example"/></text:p>
      <text:p text:style-name="Standard">So far we only got a product title and a description. We can map this entity to 1 table. Here is the ddl for postgresql:</text:p>
      <text:p text:style-name="Standard"/>
      <text:p text:style-name="Standard"><text:span text:style-name="Example">create table Product (</text:span></text:p>
      <text:p text:style-name="Standard"><text:span text:style-name="Example"><text:tab/>id serial not null,</text:span></text:p>
      <text:p text:style-name="Standard"><text:span text:style-name="Example"><text:tab/>title varchar(100) not null,</text:span></text:p>
      <text:p text:style-name="Standard"><text:span text:style-name="Example"><text:tab/>description text not null,</text:span></text:p>
      <text:p text:style-name="Standard"><text:span text:style-name="Example"><text:tab/>primary key(id)</text:span></text:p>
      <text:p text:style-name="Standard"><text:span text:style-name="Example">)</text:span></text:p>
      <text:p text:style-name="Standard"/>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text:soft-page-break/>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MapperDao uses scala code to do the mapping. The mapping can be an object or a class and it is the equivalent of xml files for other orm's. It maps all the columns and also contains a constructor method which is responsible for constructing instances of the entity.</text:p>
      <text:p text:style-name="Standard"/>
      <text:p text:style-name="Standard"><text:span text:style-name="Example">import com.googlecode.mapperdao._</text:span></text:p>
      <text:p text:style-name="Standard"><text:span text:style-name="Example"/></text:p>
      <text:p text:style-name="Standard"><text:span text:style-name="Example">object ProductEntity extends Entity[IntId, Product](classOf[Product]) {</text:span></text:p>
      <text:p text:style-name="Standard"><text:span text:style-name="Example"><text:tab/>val </text:span><text:span text:style-name="Example"><text:span text:style-name="T2">id</text:span></text:span><text:span text:style-name="Example"> = key("id") autogenerated (_.id)</text:span></text:p>
      <text:p text:style-name="Standard"><text:span text:style-name="Example"><text:tab/>val </text:span><text:span text:style-name="Example"><text:span text:style-name="T2">title</text:span></text:span><text:span text:style-name="Example"> = column("title") to (_.title)</text:span></text:p>
      <text:p text:style-name="Standard"><text:span text:style-name="Example"><text:tab/>val </text:span><text:span text:style-name="Example"><text:span text:style-name="T2">description</text:span></text:span><text:span text:style-name="Example"> = column("description") to (_.description)</text:span></text:p>
      <text:p text:style-name="Standard"><text:span text:style-name="Example"><text:tab/></text:span></text:p>
      <text:p text:style-name="Standard"><text:span text:style-name="Example"><text:tab/>def </text:span><text:span text:style-name="Example"><text:span text:style-name="T2">constructor</text:span></text:span><text:span text:style-name="Example">(implicit m) = new Product(title, description) with IntId with Persisted {</text:span></text:p>
      <text:p text:style-name="Standard"><text:span text:style-name="Example"><text:tab/><text:tab/>val id: Int = ProductEntity.id</text:span></text:p>
      <text:p text:style-name="Standard"><text:span text:style-name="Example"><text:tab/>}</text:span></text:p>
      <text:p text:style-name="Standard"><text:span text:style-name="Example">}</text:span></text:p>
      <text:p text:style-name="Standard"><text:span text:style-name="Example"/></text:p>
      <text:p text:style-name="Standard">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class. The field is specified by the _.id function.</text:p>
      <text:p text:style-name="Standard"/>
      <text:p text:style-name="Standard"><text:span text:style-name="Example">val </text:span><text:span text:style-name="Example"><text:span text:style-name="T2">id</text:span></text:span><text:span text:style-name="Example"> = key("id") autogenerated (_.id)</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val </text:span><text:span text:style-name="Example"><text:span text:style-name="T2">title</text:span></text:span><text:span text:style-name="Example"> = column("title") to (_.title)</text:span></text:p>
      <text:p text:style-name="Standard"/>
      <text:p text:style-name="Standard">After the mapping of the description, the constructor definition follows:</text:p>
      <text:p text:style-name="Standard"/>
      <text:p text:style-name="Standard"><text:span text:style-name="Example">def </text:span><text:span text:style-name="Example"><text:span text:style-name="T2">constructor</text:span></text:span><text:span text:style-name="Example">(implicit m) = new Product(title, description) with IntId with Persisted {</text:span></text:p>
      <text:p text:style-name="Standard"><text:span text:style-name="Example"><text:tab/>val id: Int = ProductEntity.id</text:span></text:p>
      <text:p text:style-name="Standard"><text:span text:style-name="Example">}</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text:p>
      <text:p text:style-name="Standard"/>
      <text:p text:style-name="Standard"><text:soft-page-break/>The constructor creates a new Product with IntId with Persisted. <text:s/>Persisted is used internally by mapperdao to track changes to the instance. IntId is more interesting, it gives the instance the id field which gets it's value of the autogenerated id column. Later on when we insert the instance with val inserted=mapperDao.insert(ProductEntity,Product(“title”,”desc”)) , the inserted.id will contain the autogenerated id.</text:p>
      <text:p text:style-name="Standard"/>
      <text:p text:style-name="Standard">Now we are ready to use mapperdao to insert, select, update and delete the Product entity:</text:p>
      <text:p text:style-name="Standard"/>
      <text:p text:style-name="Standard"><text:span text:style-name="Example">val inserted=mapperDao.insert(ProductEntity,Product(“title”,”desc”))</text:span></text:p>
      <text:p text:style-name="Standard"><text:span text:style-name="Example">println(inserted.id)</text:span></text:p>
      <text:p text:style-name="Standard"><text:span text:style-name="Example">mapperDao.delete(ProductEntity,inserted)</text:span></text:p>
      <text:p text:style-name="Standard"/>
      <text:p text:style-name="Standard">We can also create Dao's using the helper traits:</text:p>
      <text:p text:style-name="Standard"/>
      <text:p text:style-name="Standard"><text:span text:style-name="Example">abstract class ProductsDao extends TransactionalIntIdCRUD[Product] with IntIdAll[Product] {</text:span></text:p>
      <text:p text:style-name="Standard"><text:span text:style-name="Example"><text:tab/>val entity = ProductEntity</text:span></text:p>
      <text:p text:style-name="Standard"><text:span text:style-name="Example">}</text:span></text:p>
      <text:p text:style-name="Standard"><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
      <text:p text:style-name="Standard"><text:span text:style-name="Example">val productsDao = new ProductsDao {</text:span></text:p>
      <text:p text:style-name="Standard"><text:span text:style-name="Example"><text:tab/>val (mapperDao, queryDao, txManager) = (md, q, txM)</text:span></text:p>
      <text:p text:style-name="Standard"><text:span text:style-name="Example">}</text:span></text:p>
      <text:p text:style-name="Standard"><text:span text:style-name="Example"/></text:p>
      <text:p text:style-name="Standard">Using this dao, crud operations are easy:</text:p>
      <text:p text:style-name="Standard"/>
      <text:p text:style-name="Standard"><text:span text:style-name="Example">val inserted=productsDao.create(Product(“p1”,”desc”))</text:span></text:p>
      <text:p text:style-name="Standard"><text:span text:style-name="Example">println(inserted.id)</text:span></text:p>
      <text:p text:style-name="Standard"><text:span text:style-name="Example">val updated=productsDao.update(inserted,Product(“new title”,”new desc”))</text:span></text:p>
      <text:p text:style-name="Standard"><text:span text:style-name="Example"/></text:p>
      <text:p text:style-name="Standard"><text:span text:style-name="Example">val selected=productsDao.select(updated.id)</text:span></text:p>
      <text:p text:style-name="Standard"><text:span text:style-name="Example">// selected is now Product(“new title”,”new desc”)</text:span></text:p>
      <text:p text:style-name="Standard"><text:span text:style-name="Example">val list=productsDao.page(1,10)</text:span></text:p>
      <text:p text:style-name="Standard"><text:span text:style-name="Example">// list:List[Product with IntId] now contains the 1</text:span><text:span text:style-name="Example"><text:span text:style-name="T3">st</text:span></text:span><text:span text:style-name="Example"> page of products, each page having 10 items.</text:span></text:p>
      <text:p text:style-name="Standard"><text:span text:style-name="Example"/></text:p>
      <text:p text:style-name="Standard">We can also do all short of queries using the query DSL.</text:p>
      <text:p text:style-name="Standard"/>
      <text:p text:style-name="Standard"><text:span text:style-name="Example">import <text:s/>com.googlecode.mapperdao.Query._</text:span></text:p>
      <text:p text:style-name="Standard"><text:span text:style-name="Example"/></text:p>
      <text:p text:style-name="Standard"><text:span text:style-name="Example">val q=select from ProductEntity where ProductEntity.title like “jean”</text:span></text:p>
      <text:p text:style-name="Standard"><text:span text:style-name="Example"/></text:p>
      <text:p text:style-name="Standard">It might be better to alias ProductEntity so that our query is more readable:</text:p>
      <text:p text:style-name="Standard"><text:span text:style-name="Example"/></text:p>
      <text:p text:style-name="Standard"><text:soft-page-break/><text:span text:style-name="Example">val pe=ProductEntity</text:span></text:p>
      <text:p text:style-name="Standard"><text:span text:style-name="Example">val q=select from pe where pe.title like “jean”</text:span></text:p>
      <text:p text:style-name="Standard"><text:span text:style-name="Example"/></text:p>
      <text:h text:style-name="Heading_20_3" text:outline-level="3">Extending the domain model</text:h>
      <text:p text:style-name="Standard">All our infra is now ready and we can now extend our domain model to include other product information. For a start, our products have attributes. Each product can have 1 or more attributes and attributes are shared by products. i.e. a product can have an attribute colour=red. We'll create this as a many-to-many relationship. Lets see our extended domain model:</text:p>
      <text:p text:style-name="Standard"/>
      <text:p text:style-name="Standard"><text:span text:style-name="Example">case class Product(</text:span></text:p>
      <text:p text:style-name="Standard"><text:span text:style-name="Example"><text:tab/>val title: String,</text:span></text:p>
      <text:p text:style-name="Standard"><text:span text:style-name="Example"><text:tab/>val description: String,</text:span></text:p>
      <text:p text:style-name="Standard"><text:span text:style-name="Example"><text:tab/>val attributes: Set[Attribute]</text:span></text:p>
      <text:p text:style-name="Standard"><text:span text:style-name="Example">}</text:span></text:p>
      <text:p text:style-name="Standard"><text:span text:style-name="Example"/></text:p>
      <text:p text:style-name="Standard"><text:span text:style-name="Example">case class Attribute(val name: String, val value: String)</text:span></text:p>
      <text:p text:style-name="Standard"><text:span text:style-name="Example"/></text:p>
      <text:p text:style-name="Standard">Ok, now our product contains Set of attributes. We would need to add the relevant tables to our database schema in order to create this many-to-many relationship.</text:p>
      <text:p text:style-name="Standard"/>
      <text:p text:style-name="Standard"><text:span text:style-name="Example">create table Attribute (</text:span></text:p>
      <text:p text:style-name="Standard"><text:span text:style-name="Example"><text:tab/>id serial not null,</text:span></text:p>
      <text:p text:style-name="Standard"><text:span text:style-name="Example"><text:tab/>name varchar(100) not null,</text:span></text:p>
      <text:p text:style-name="Standard"><text:span text:style-name="Example"><text:tab/>value varchar(100) not null,</text:span></text:p>
      <text:p text:style-name="Standard"><text:span text:style-name="Example"><text:tab/>primary key(id)</text:span></text:p>
      <text:p text:style-name="Standard"><text:span text:style-name="Example">)</text:span></text:p>
      <text:p text:style-name="Standard"><text:span text:style-name="Example"/></text:p>
      <text:p text:style-name="Standard"><text:span text:style-name="Example">create table Product_Attribute (</text:span></text:p>
      <text:p text:style-name="Standard"><text:span text:style-name="Example"><text:tab/>product_id int not null,</text:span></text:p>
      <text:p text:style-name="Standard"><text:span text:style-name="Example"><text:tab/>attribute_id int not null,</text:span></text:p>
      <text:p text:style-name="Standard"><text:span text:style-name="Example"><text:tab/>foreign key (product_id) references Product(id) on delete cascade,</text:span></text:p>
      <text:p text:style-name="Standard"><text:span text:style-name="Example"><text:tab/>foreign key (attribute_id) references Attribute(id) on delete cascade</text:span></text:p>
      <text:p text:style-name="Standard"><text:span text:style-name="Example">)</text:span></text:p>
      <text:p text:style-name="Standard"><text:span text:style-name="Example"/></text:p>
      <text:p text:style-name="Standard"/>
      <text:p text:style-name="Standard">Now we're ready to change the mappings to include this new relationship.</text:p>
      <text:p text:style-name="Standard"/>
      <text:p text:style-name="Standard"><text:span text:style-name="Example">object ProductEntity extends Entity[IntId, Product](classOf[Product]) {</text:span></text:p>
      <text:p text:style-name="Standard"><text:span text:style-name="Example"><text:tab/>val id = key("id") autogenerated (_.id)</text:span></text:p>
      <text:p text:style-name="Standard"><text:span text:style-name="Example"><text:tab/>val title = column("title") to (_.title)</text:span></text:p>
      <text:p text:style-name="Standard"><text:span text:style-name="Example"><text:tab/>val description = column("description") to (_.description)</text:span></text:p>
      <text:p text:style-name="Standard"><text:span text:style-name="Example"><text:span text:style-name="T2"><text:tab/>val attributes = manytomany(AttributeEntity) to (_.attributes)</text:span></text:span></text:p>
      <text:p text:style-name="Standard"><text:span text:style-name="Example"><text:span text:style-name="T2"/></text:span></text:p>
      <text:p text:style-name="Standard"><text:span text:style-name="Example"><text:tab/>def constructor(implicit m) = new Product(title, description, <text:s/></text:span><text:span text:style-name="Example"><text:span text:style-name="T2">attributes</text:span></text:span><text:span text:style-name="Example">) with IntId with Persisted {</text:span></text:p>
      <text:p text:style-name="Standard"><text:span text:style-name="Example"><text:tab/><text:tab/>val id: Int = ProductEntity.id</text:span></text:p>
      <text:p text:style-name="Standard"><text:soft-page-break/><text:span text:style-name="Example"><text:tab/>}</text:span></text:p>
      <text:p text:style-name="Standard"><text:span text:style-name="Example">}</text:span></text:p>
      <text:p text:style-name="Standard"><text:span text:style-name="Example"/></text:p>
      <text:p text:style-name="Standard">Please notice the mapping of attributes using the AttributeEntity. </text:p>
      <text:p text:style-name="Standard"/>
      <text:p text:style-name="Standard"><text:span text:style-name="Example">object AttributeEntity extends Entity[IntId, Attribute](classOf[Attribute]) {</text:span></text:p>
      <text:p text:style-name="Standard"><text:span text:style-name="Example"><text:tab/>val id = key("id") sequence seq("AttributeSeq") autogenerated (_.id)</text:span></text:p>
      <text:p text:style-name="Standard"><text:span text:style-name="Example"><text:tab/>val name = column("name") to (_.name)</text:span></text:p>
      <text:p text:style-name="Standard"><text:span text:style-name="Example"><text:tab/>val value = column("value") to (_.value)</text:span></text:p>
      <text:p text:style-name="Standard"><text:span text:style-name="Example"><text:tab/>def constructor(implicit m) = new Attribute(name, value) with IntId with Persisted {</text:span></text:p>
      <text:p text:style-name="Standard"><text:span text:style-name="Example"><text:tab/><text:tab/>val id: Int = AttributeEntity.id</text:span></text:p>
      <text:p text:style-name="Standard"><text:span text:style-name="Example"><text:tab/>}</text:span></text:p>
      <text:p text:style-name="Standard"><text:span text:style-name="Example">}</text:span></text:p>
      <text:p text:style-name="Standard"><text:span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lackbg" style:family="graphic">
      <style:graphic-properties style:wrap="none" fo:background-color="#000000" style:background-transparency="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1-12-30T09:25:30</dc:date>
    <dc:creator>Konstantinos Kougios</dc:creator>
    <meta:editing-duration>PT12H17M39S</meta:editing-duration>
    <meta:editing-cycles>81</meta:editing-cycles>
    <meta:generator>LibreOffice/3.4$Unix LibreOffice_project/340m1$Build-402</meta:generator>
    <meta:document-statistic meta:table-count="0" meta:image-count="0" meta:object-count="0" meta:page-count="5" meta:paragraph-count="114" meta:word-count="1188" meta:character-count="8128" meta:non-whitespace-character-count="7004"/>
  </office:meta>
</office:document-meta>
</file>